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17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sample demo for clien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riol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prepe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l diagrams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p tutriols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uion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6" table:style-name="ta1">
        <table:table-column table:style-name="co8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mplementation and testing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teering group meeting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eting with client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ternal meeting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7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mpelmen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9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10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Aliya Hussain</dc:creator>
    <meta:creation-date>2016-11-14T15:42:45Z</meta:creation-date>
    <dc:date>2016-12-19T23:36:16Z</dc:date>
    <meta:editing-cycles>1</meta:editing-cycles>
    <meta:editing-duration>PT243S</meta:editing-duration>
  </office:meta>
</office:document-meta>
</file>